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34af7"/>
    </style:style>
    <style:style style:name="P2" style:family="paragraph" style:parent-style-name="Standard" style:list-style-name="L1">
      <style:text-properties officeooo:rsid="00034af7" officeooo:paragraph-rsid="00034af7"/>
    </style:style>
    <style:style style:name="P3" style:family="paragraph" style:parent-style-name="Standard" style:list-style-name="L1">
      <style:text-properties officeooo:rsid="00038c94" officeooo:paragraph-rsid="00038c94"/>
    </style:style>
    <style:style style:name="T1" style:family="text">
      <style:text-properties officeooo:rsid="00038c9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0565242" text:style-name="L1">
        <text:list-item>
          <text:p text:style-name="P1">Lage php script som viser alle tilgjengelige datasett</text:p>
        </text:list-item>
        <text:list-item>
          <text:p text:style-name="P2">Lage radio knapper der du kan velge fra disse datasettene</text:p>
        </text:list-item>
        <text:list-item>
          <text:p text:style-name="P2">Last datasettet når du trykker på radio knappen</text:p>
        </text:list-item>
        <text:list-item>
          <text:p text:style-name="P2">Parse csven til et objek<text:span text:style-name="T1">t</text:span></text:p>
        </text:list-item>
        <text:list-item>
          <text:p text:style-name="P3">Lag ei liste med 7 element som representerer hver sin dag</text:p>
        </text:list-item>
        <text:list-item>
          <text:p text:style-name="P3">Gå gjennom hver linje I datasettet og legg til antall timer I riktig index I listen slik at du ender opp med ei liste med hvor mange timer som er registrert på hver ukedag</text:p>
        </text:list-item>
        <text:list-item>
          <text:p text:style-name="P3">Lag ei liste med 7 element som repsenterer inntekt for hver sin dag</text:p>
        </text:list-item>
        <text:list-item>
          <text:p text:style-name="P3">Gå gjnnom hver linje I datasettet og finn ukedag</text:p>
        </text:list-item>
        <text:list-item>
          <text:p text:style-name="P3">Finn ut om ukedagen er fredag lørdag eller søndag </text:p>
        </text:list-item>
        <text:list-item>
          <text:p text:style-name="P3">Legg til riktig pris I listen</text:p>
        </text:list-item>
        <text:list-item>
          <text:p text:style-name="P3">Lag grafer og tabeller for begge liste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8:37:50.565489240</meta:creation-date>
    <dc:date>2023-05-10T12:30:12.231448545</dc:date>
    <meta:editing-duration>PT1H35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31" meta:character-count="655" meta:non-whitespace-character-count="545"/>
  </office:meta>
</office:document-meta>
</file>